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--Docker Installation on Linux Ubuntu Server---</text:p>
      <text:p text:style-name="Standard"/>
      <text:p text:style-name="P2">Step 1 </text:p>
      <text:p text:style-name="Standard">sudo apt install docker-ce_20.10.8_3-0_ubuntu-focal_amd64.deb</text:p>
      <text:p text:style-name="P2">Step 2</text:p>
      <text:p text:style-name="Standard">sudo apt install docker-ce-cli_20.10.8_3-0_ubuntu-focal_amd64.deb</text:p>
      <text:p text:style-name="P2">Step 3</text:p>
      <text:p text:style-name="Standard">sudo apt install containerd.io_1.4.9-1_amd64.deb</text:p>
      <text:p text:style-name="P2">Step 4</text:p>
      <text:p text:style-name="Standard">Move docker-comopose file to /usr/local/bin</text:p>
      <text:p text:style-name="Standard"/>
      <text:p text:style-name="P2">Run commands </text:p>
      <text:p text:style-name="Standard">docker -v (To check docker is installed)</text:p>
      <text:p text:style-name="Standard"/>
      <text:p text:style-name="Standard">systemctl status docker (To check docker is active or not)</text:p>
      <text:p text:style-name="Standard"/>
      <text:p text:style-name="Standard">systemctl restart docker (To Restart docker)</text:p>
      <text:p text:style-name="Standard"/>
      <text:p text:style-name="Standard"/>
      <text:p text:style-name="P5">--Swarmpit Installation---</text:p>
      <text:p text:style-name="Standard">Swarpit dashboard URL: <text:a xlink:type="simple" xlink:href="http://localhost:8888/" text:style-name="Internet_20_link" text:visited-style-name="Visited_20_Internet_20_Link">http://localhost:8888</text:a></text:p>
      <text:p text:style-name="Standard">Username: swarmadmin</text:p>
      <text:p text:style-name="Standard">Passowrd: <text:a xlink:type="simple" xlink:href="mailto:dockerswarm@123" text:style-name="Internet_20_link" text:visited-style-name="Visited_20_Internet_20_Link">dockerswarm@123</text:a></text:p>
      <text:p text:style-name="Standard"/>
      <text:p text:style-name="P2">Step 1</text:p>
      <text:p text:style-name="Standard">Need four images to install Swarmpit</text:p>
      <text:p text:style-name="Standard"/>
      <text:p text:style-name="P2">Couchdb.tar - influxdb.tar - swarmpit.tar - swarmpit-agent.tar</text:p>
      <text:p text:style-name="Standard"/>
      <text:p text:style-name="Standard">Move these tars to a folder <text:s/></text:p>
      <text:p text:style-name="Standard"/>
      <text:p text:style-name="P2">Step 2</text:p>
      <text:p text:style-name="P2"/>
      <text:p text:style-name="P2">Run Command </text:p>
      <text:p text:style-name="Standard">mv *.tar /home/user/swarmpit</text:p>
      <text:p text:style-name="P2">Run Command </text:p>
      <text:p text:style-name="Standard">cd /home/user/swarmpit</text:p>
      <text:p text:style-name="Standard"/>
      <text:p text:style-name="P2">Step 3</text:p>
      <text:p text:style-name="Standard">Load All four tars in docker</text:p>
      <text:p text:style-name="Standard"/>
      <text:p text:style-name="P2">Run Command </text:p>
      <text:p text:style-name="Standard"/>
      <text:p text:style-name="Standard">docker load &lt; couhdb.tar </text:p>
      <text:p text:style-name="Standard">same like for other tars to load.</text:p>
      <text:p text:style-name="Standard"/>
      <text:p text:style-name="P2">Step 4</text:p>
      <text:p text:style-name="Standard">Load registry image in docker 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8">Initilize Docker swarm and creating registry service</text:p>
      <text:p text:style-name="P8"/>
      <text:p text:style-name="Standard"><text:span text:style-name="T1">Step 1</text:span> </text:p>
      <text:p text:style-name="Standard">docker swarm init --default-addr-pool 10.10.0.0/16 --default-addr-pool-mask-length 16</text:p>
      <text:p text:style-name="Standard"/>
      <text:p text:style-name="Standard"/>
      <text:p text:style-name="Standard"><text:span text:style-name="T1">Step 2 </text:span><text:span text:style-name="T2">Create network </text:span></text:p>
      <text:p text:style-name="Standard">docker network create --driver overlay --subnet 11.1.0.0/16 big_net</text:p>
      <text:p text:style-name="Standard"/>
      <text:p text:style-name="P2">Step 3</text:p>
      <text:p text:style-name="P2"/>
      <text:p text:style-name="P2">Run Commands</text:p>
      <text:p text:style-name="P2"/>
      <text:p text:style-name="P6">cd /var/lib/docker/</text:p>
      <text:p text:style-name="P6">sudo mkdir registry</text:p>
      <text:p text:style-name="Standard">sudo chmod -R 777 registry/</text:p>
      <text:p text:style-name="Standard"/>
      <text:p text:style-name="Standard"><text:span text:style-name="T1">Step 4</text:span> Create registry service</text:p>
      <text:p text:style-name="Standard"/>
      <text:p text:style-name="P2">Run Command</text:p>
      <text:p text:style-name="Standard"/>
      <text:p text:style-name="Standard">mv daemon.json /etc/docker/</text:p>
      <text:p text:style-name="Standard"/>
      <text:p text:style-name="Standard">docker service create --name registry --publish=6000:6000 --mount type=bind,src=/var/lib/docker/volumes/registry,dst=/var/lib/registry --constraint=node.role==manager -e REGISTRY_HTTP_ADDR=0.0.0.0:6000 registry:2</text:p>
      <text:p text:style-name="Standard"/>
      <text:p text:style-name="Standard"/>
      <text:p text:style-name="Standard"/>
      <text:p text:style-name="Standard"/>
      <text:p text:style-name="P2">Step 5</text:p>
      <text:p text:style-name="Standard"/>
      <text:p text:style-name="Standard">Tag all swarmpit images for repositry</text:p>
      <text:p text:style-name="Standard"/>
      <text:p text:style-name="Standard">docker tag swarmpit/agent:latest 10.200.93.181:6000/swarmpit/agent:latest</text:p>
      <text:p text:style-name="Standard"/>
      <text:p text:style-name="Standard">Push tagged images to registry</text:p>
      <text:p text:style-name="Standard"/>
      <text:p text:style-name="Standard">docker push 10.200.93.181:6000/swarmpit/agent:latest</text:p>
      <text:p text:style-name="Standard"/>
      <text:p text:style-name="P2">Do it for all swarpit images</text:p>
      <text:p text:style-name="P2"/>
      <text:p text:style-name="P2">Step 5 Deploy Docker swarmpit stack</text:p>
      <text:p text:style-name="Standard"/>
      <text:p text:style-name="Standard">Run Command</text:p>
      <text:p text:style-name="Standard"/>
      <text:p text:style-name="Standard">docker stack deploy -c swarmpit.yml swarmpit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5">Load All service Images in docker</text:p>
      <text:p text:style-name="P4">Step 1</text:p>
      <text:p text:style-name="P9"/>
      <text:p text:style-name="P9">docker load &lt; *.tars</text:p>
      <text:p text:style-name="P9"/>
      <text:p text:style-name="P4">Step 2</text:p>
      <text:p text:style-name="P7">Tag all images for registry</text:p>
      <text:p text:style-name="P7"/>
      <text:p text:style-name="P4">Step 3</text:p>
      <text:p text:style-name="P7">Push tagged images to regisrtry</text:p>
      <text:p text:style-name="P7"/>
      <text:p text:style-name="P4">Step 4</text:p>
      <text:p text:style-name="P7">Run Command</text:p>
      <text:p text:style-name="P7"/>
      <text:p text:style-name="P7">docker stack deploy -c ahdp-api-2.yml ahdp-api-2</text:p>
      <text:p text:style-name="P7"/>
      <text:p text:style-name="P9">watch docker service ls</text:p>
      <text:p text:style-name="P9"/>
      <text:p text:style-name="P9"/>
      <text:p text:style-name="P5">ELK Deployment (New Server)</text:p>
      <text:p text:style-name="P5"/>
      <text:p text:style-name="P2">Step 1 Install Docker</text:p>
      <text:p text:style-name="Standard">sudo apt install docker-ce_20.10.8_3-0_ubuntu-focal_amd64.deb</text:p>
      <text:p text:style-name="P2">Step 2</text:p>
      <text:p text:style-name="Standard">sudo apt install docker-ce-cli_20.10.8_3-0_ubuntu-focal_amd64.deb</text:p>
      <text:p text:style-name="P2">Step 3</text:p>
      <text:p text:style-name="Standard">sudo apt install containerd.io_1.4.9-1_amd64.deb</text:p>
      <text:p text:style-name="P2">Step 4</text:p>
      <text:p text:style-name="Standard">Move docker-comopose file to /usr/local/bin</text:p>
      <text:p text:style-name="Standard"/>
      <text:p text:style-name="P2">Run commands </text:p>
      <text:p text:style-name="Standard">docker -v (To check docker is installed)</text:p>
      <text:p text:style-name="Standard"/>
      <text:p text:style-name="Standard">systemctl status docker (To check docker is active or not)</text:p>
      <text:p text:style-name="Standard"/>
      <text:p text:style-name="P7">systemctl restart docker (To Restart docker)</text:p>
      <text:p text:style-name="P7">newgrp docker</text:p>
      <text:p text:style-name="P7">sudo usermod -aG docker user</text:p>
      <text:p text:style-name="P1"/>
      <text:p text:style-name="P3">Load ELK Images</text:p>
      <text:p text:style-name="P4"/>
      <text:p text:style-name="P7">Docker load &lt; .tar (Do it for all images) Elastic, Kibana and logstash</text:p>
      <text:p text:style-name="P7">sudo mv /etc/docker/daemon.json</text:p>
      <text:p text:style-name="P7">service docker restart</text:p>
      <text:p text:style-name="P7"/>
      <text:p text:style-name="P7">docker stack deploy -c docker-stack.yml elk</text:p>
      <text:p text:style-name="P7"/>
      <text:p text:style-name="P7"><text:soft-page-break/>ELK Dashboard URL: http://localhost:7601</text:p>
      <text:p text:style-name="P7"/>
      <text:p text:style-name="P7"/>
      <text:p text:style-name="P7"/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4H28S</meta:editing-duration>
    <meta:editing-cycles>9</meta:editing-cycles>
    <meta:generator>OpenOffice/4.1.9$Win32 OpenOffice.org_project/419m1$Build-9805</meta:generator>
    <dc:date>2022-03-15T19:18:47.89</dc:date>
    <meta:document-statistic meta:table-count="0" meta:image-count="0" meta:object-count="0" meta:page-count="4" meta:paragraph-count="88" meta:word-count="375" meta:character-count="2741"/>
    <meta:user-defined meta:name="Info 1"/>
    <meta:user-defined meta:name="Info 2"/>
    <meta:user-defined meta:name="Info 3"/>
    <meta:user-defined meta:name="Info 4"/>
  </office:meta>
</office:document-meta>
</file>